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color="#00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 Sequenzdiagramm POP3-Proxy:</text:p>
      <text:p text:style-name="Standard">Sobald der Proxy-Server gestartet und der Listening-Port konfiguriert wurde, können sich EmailClients anmelden. Dabei wird zusätzlich ein Proxy-Client Objekt „proxy_cl“ erzeugt, welches für die Kommunikation mit dem Pop3-Mail-Server dient. Der Server wartet nun auf Clientverbindungen in der Methode „waitForMailClient()“. Dies geschieht indem der Server eine Schleife, solange bis er heruntergefahren wurde und kein Client mehr mit ihm verbunden ist, durchläuft. Dies wird ebenfalls in „waitForMailClient()“ realisiert. Nachdem ein Client sich erfolgreich verbunden hat, wird ein ProxyServer „proxy_srv“ erstellt und in einer Liste gespeichert. Dazu wird die Methode „storeClientConnections(proxy_srv)“ aufgerufen. </text:p>
      <text:p text:style-name="Standard"/>
      <text:p text:style-name="Standard">„proxy_srv“ steht in Verbindung mit dem EmailClient und verarbeitet seine Anfragen. Solange eine Verbindung des EmailClients mit „proxy_srv“ besteht, kann der User Anfragen an den Server schicken. Das Kommando wird von ihm auf Länge geprüft, damit es intern keine Speicherüberschreitung gibt. Sofern die Länge überschritten wurde, wird eine entsprechende Error-Message an den EmailClient geschickt. Wurde der EmailClient nicht geschlossen, behandelt der „proxy_srv“ die Anfrage in der Methode „handleClientRequest(command, writer)“. Dort wird das Kommando analysiert und entsprechende Aktionen durchgeführt. Das Resultat wird anschließend an den EmailClient zurückgeschickt. Kam es dazu, dass der User den EmailClient geschlossen hat, so wird die Methode „doQuit()“ aufgerufen und der „proxy_srv“ wird geschlossen. Die Verbindung wurde terminiert und somit wird auch die äußere Schleife verlassen.</text:p>
      <text:p text:style-name="Standard"/>
      <text:p text:style-name="Standard">„proxy_cl“ hingegen steht in Verbindung mit dem POP3-Mail-Server. Dieser wacht alle 30 Sekunden auf und holt die Mails vom POP3-Mail-Server ab und speichert diese in einem Abholaccount für den jeweiligen Client ab. Zuerst versucht „proxy_cl“, für jede zu einem EmailClient vorhandenen Account in der Liste, eine Authentifikation mit dem jeweiligen POP3-Mail-Server durchzuführen. Konnte eine Verbindung erfolgreich aufgebaut werden, wird mit dem Befehl „STAT“ die Anzahl der auf dem POP3-Mail-Server vorhandenen E-Mails abgefragt. Anschließend werden die Mails nach und nach mit „RETR“ vom Server geholt und durch die Methode „saveMail(mail)“ in den Abholaccount gesichert. Im Anschluss wird „DELE“ ausgeführt, damit die Mails vom Server als gelöscht markiert werden. Sind alle Mails vom POP3-Mail-Server heruntergeladen worden, wird mit dem Befehl „QUIT“ die Verbindung geschlossen und somit alle Mails vom POP3-Mail-Server gelöscht. <text:span text:style-name="T1">Konnte sich „proxy_cl“ nicht erfolgreich am POP3-Mail-Server anmelden, wird die entsprechende Fehlermeldung an den EmailClient weitergeleitet.(unsicher wie wir das ma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4-10-18T11:29:15</meta:creation-date>
    <dc:date>2014-10-29T14:29:31</dc:date>
    <dc:creator>hilde </dc:creator>
    <meta:editing-duration>PT48M40S</meta:editing-duration>
    <meta:editing-cycles>48</meta:editing-cycles>
    <meta:generator>LibreOffice/3.5$Linux_x86 LibreOffice_project/350m1$Build-2</meta:generator>
    <meta:document-statistic meta:table-count="0" meta:image-count="0" meta:object-count="0" meta:page-count="1" meta:paragraph-count="4" meta:word-count="360" meta:character-count="2754" meta:non-whitespace-character-count="2397"/>
  </office:meta>
</office:document-meta>
</file>